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fo:color="#000000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3" style:family="paragraph" style:parent-style-name="Standard"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</text:p>
      <text:p text:style-name="P2"/>
      <text:p text:style-name="P3">All the code and documentation can be found here:</text:p>
      <text:p text:style-name="P3"/>
      <text:p text:style-name="P3"><text:a xlink:type="simple" xlink:href="https://github.com/jonasvanpelt/highwind">https://github.com/jonasvanpelt/highwind</text:a></text:p>
      <text:p text:style-name="P3"/>
      <text:p text:style-name="P3">Please check</text:p>
      <text:list xml:id="list900440347" text:style-name="L1">
        <text:list-item>
          <text:p text:style-name="P4">README</text:p>
        </text:list-item>
        <text:list-item>
          <text:p text:style-name="P4">documentation in the header fil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</meta:initial-creator>
    <meta:creation-date>2013-08-27T16:24:32</meta:creation-date>
    <meta:generator>LibreOffice/3.5$Linux_X86_64 LibreOffice_project/350m1$Build-2</meta:generator>
    <dc:date>2013-08-27T16:26:22</dc:date>
    <dc:creator>jonas </dc:creator>
    <meta:editing-duration>PT1M34S</meta:editing-duration>
    <meta:editing-cycles>5</meta:editing-cycles>
    <meta:document-statistic meta:table-count="0" meta:image-count="0" meta:object-count="0" meta:page-count="1" meta:paragraph-count="6" meta:word-count="21" meta:character-count="150" meta:non-whitespace-character-count="137"/>
  </office:meta>
</office:document-meta>
</file>